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b6a" officeooo:paragraph-rsid="000d0b6a"/>
    </style:style>
    <style:style style:name="P2" style:family="paragraph" style:parent-style-name="Standard">
      <style:text-properties fo:font-weight="bold" officeooo:rsid="000d0b6a" officeooo:paragraph-rsid="000d0b6a" style:font-weight-asian="bold" style:font-weight-complex="bold"/>
    </style:style>
    <style:style style:name="P3" style:family="paragraph" style:parent-style-name="Standard">
      <style:text-properties officeooo:rsid="000da1b6" officeooo:paragraph-rsid="000da1b6"/>
    </style:style>
    <style:style style:name="P4" style:family="paragraph" style:parent-style-name="Standard">
      <style:text-properties fo:font-style="italic" officeooo:rsid="000da1b6" officeooo:paragraph-rsid="000da1b6" style:font-style-asian="italic" style:font-style-complex="italic"/>
    </style:style>
    <style:style style:name="P5" style:family="paragraph" style:parent-style-name="Standard">
      <style:text-properties officeooo:rsid="000da1b6" officeooo:paragraph-rsid="000da1b6"/>
    </style:style>
    <style:style style:name="P6" style:family="paragraph" style:parent-style-name="Standard">
      <style:text-properties fo:font-style="normal" officeooo:rsid="000fd7b4" officeooo:paragraph-rsid="000fd7b4" style:font-style-asian="normal" style:font-style-complex="normal"/>
    </style:style>
    <style:style style:name="P7" style:family="paragraph" style:parent-style-name="Standard">
      <style:text-properties fo:font-style="normal" officeooo:rsid="000ea98f" officeooo:paragraph-rsid="000ea98f" style:font-style-asian="normal" style:font-style-complex="normal"/>
    </style:style>
    <style:style style:name="P8" style:family="paragraph" style:parent-style-name="Standard">
      <style:text-properties officeooo:rsid="00101228" officeooo:paragraph-rsid="00101228"/>
    </style:style>
    <style:style style:name="P9" style:family="paragraph" style:parent-style-name="Standard">
      <style:text-properties officeooo:rsid="00125301" officeooo:paragraph-rsid="00125301"/>
    </style:style>
    <style:style style:name="P10" style:family="paragraph" style:parent-style-name="Standard">
      <style:text-properties officeooo:rsid="0012cfe1" officeooo:paragraph-rsid="0012cfe1"/>
    </style:style>
    <style:style style:name="P11" style:family="paragraph" style:parent-style-name="Standard">
      <style:text-properties officeooo:rsid="0013425a" officeooo:paragraph-rsid="0013425a"/>
    </style:style>
    <style:style style:name="T1" style:family="text">
      <style:text-properties officeooo:rsid="000e4cf4"/>
    </style:style>
    <style:style style:name="T2" style:family="text">
      <style:text-properties officeooo:rsid="000fd7b4"/>
    </style:style>
    <style:style style:name="T3" style:family="text">
      <style:text-properties officeooo:rsid="0012cfe1"/>
    </style:style>
    <style:style style:name="T4" style:family="text">
      <style:text-properties officeooo:rsid="0014e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torial técnico de instalação do ambiente web (LAMP) no debian 10</text:p>
      <text:p text:style-name="P1"/>
      <text:p text:style-name="P2">Pré-requisitos:</text:p>
      <text:p text:style-name="P1">Necessário ter instalado o Debian 10.03.</text:p>
      <text:p text:style-name="P1"/>
      <text:p text:style-name="P3">Passo 1 – Instalando o Apache</text:p>
      <text:p text:style-name="P4">$ sudo apt update</text:p>
      <text:p text:style-name="P4">$ sudo apt up<text:span text:style-name="T1">grade</text:span></text:p>
      <text:p text:style-name="P4"/>
      <text:p text:style-name="P7">Iremos instalar o servidor apache e a biblioteca para mod-php</text:p>
      <text:p text:style-name="P4">$ sudo apt install apache2 libapache2-mod-php</text:p>
      <text:p text:style-name="P4"/>
      <text:p text:style-name="P6">Se tudo ocorreu bem você pode testar se o servidor apache está funcionando, abra um browser da internet e digite seu ip local.</text:p>
      <text:p text:style-name="P3"/>
      <text:p text:style-name="P3">Passo 2 – <text:span text:style-name="T2">Instalando o MariaDB</text:span></text:p>
      <text:p text:style-name="P8">$ sudo apt install mariadb-server</text:p>
      <text:p text:style-name="P8"/>
      <text:p text:style-name="P9">Para testar se o MariaDB foi instalado corretamente basta logar como root na base de dados usando o comando</text:p>
      <text:p text:style-name="P9">$ sudo myql</text:p>
      <text:p text:style-name="P9">Você verá algo parecido com isso:</text:p>
      <text:p text:style-name="P8"/>
      <text:p text:style-name="P3"/>
      <text:p text:style-name="P3">Passo 3 – <text:span text:style-name="T3">Instalando o PHP</text:span></text:p>
      <text:p text:style-name="P3"/>
      <text:p text:style-name="P10">$ <text:s/>sudo apt install php php-mysql</text:p>
      <text:p text:style-name="P10"/>
      <text:p text:style-name="P11">Para testar se o PHP está funcionando crie um arquivo .php com seu editor de preferencia:</text:p>
      <text:p text:style-name="P11">$ sudo pluma /var/www/html/teste.php</text:p>
      <text:p text:style-name="P11">Adicione essas <text:span text:style-name="T4">linhas</text:span>:</text:p>
      <text:p text:style-name="P11">&lt;?php</text:p>
      <text:p text:style-name="P11">phpinfo();</text:p>
      <text:p text:style-name="P11">?&gt;</text:p>
      <text:p text:style-name="P11"/>
      <text:p text:style-name="P11">Salve e abra no navegador de inter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47:26.264730076</meta:creation-date>
    <dc:date>2020-04-11T13:29:45.208153475</dc:date>
    <meta:editing-duration>PT1H7M41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23" meta:word-count="152" meta:character-count="891" meta:non-whitespace-character-count="758"/>
  </office:meta>
</office:document-meta>
</file>